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1fb66a" officeooo:paragraph-rsid="001fb66a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style:text-underline-style="none" fo:font-weight="normal" officeooo:rsid="001fb66a" officeooo:paragraph-rsid="001fb66a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216336" officeooo:paragraph-rsid="001fb66a" style:font-size-asian="13pt" style:font-style-asian="italic" style:font-weight-asian="bold" style:font-size-complex="13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 14, ex 1</text:p>
      <text:p text:style-name="P1"/>
      <text:p text:style-name="P1"/>
      <text:p text:style-name="P2">1) APS has more than eight million users</text:p>
      <text:p text:style-name="P2"/>
      <text:p text:style-name="P2">2) APS has 9.800 organizations around the world</text:p>
      <text:p text:style-name="P2"/>
      <text:p text:style-name="P2">3) APS was founded in 1975</text:p>
      <text:p text:style-name="P2"/>
      <text:p text:style-name="P2">4) Helmut Müller joined APS in 1985</text:p>
      <text:p text:style-name="P2"/>
      <text:p text:style-name="P2">5) APS employs more than 15.000 people in more than 30 countries.</text:p>
      <text:p text:style-name="P2"/>
      <text:p text:style-name="P2">6) APS have subsidiary’s in more than 30 countries.</text:p>
      <text:p text:style-name="P2"/>
      <text:p text:style-name="P2"/>
      <text:p text:style-name="P1">Ex 2</text:p>
      <text:p text:style-name="P1"/>
      <text:p text:style-name="P2">1) APS provides software to six large companies around the world</text:p>
      <text:p text:style-name="P2"/>
      <text:p text:style-name="P2">2) Only three of the founders are board members today.</text:p>
      <text:p text:style-name="P2"/>
      <text:p text:style-name="P2">3) The company is growing fast at the moment.</text:p>
      <text:p text:style-name="P2"/>
      <text:p text:style-name="P2">4) APS works with a lots of different kinds of companies.</text:p>
      <text:p text:style-name="P2"/>
      <text:p text:style-name="P2">5) It's not widely known that APS has a lot of small customers</text:p>
      <text:p text:style-name="P2"/>
      <text:p text:style-name="P2">6) Most solutions are as scalable as APS.</text:p>
      <text:p text:style-name="P2"/>
      <text:p text:style-name="P2"/>
      <text:p text:style-name="P1">Ex 3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Vocabulary</text:p>
      <text:p text:style-name="P2"/>
      <text:p text:style-name="P2"><text:soft-page-break/></text:p>
      <text:p text:style-name="P2"/>
      <text:p text:style-name="P2">provider<text:tab/><text:tab/><text:tab/><text:tab/> = <text:tab/><text:tab/><text:tab/><text:tab/><text:tab/>Anbieter</text:p>
      <text:p text:style-name="P2"/>
      <text:p text:style-name="P2">solution <text:tab/><text:tab/><text:tab/><text:tab/> = <text:tab/><text:tab/><text:tab/><text:tab/><text:tab/>Lösung</text:p>
      <text:p text:style-name="P2"/>
      <text:p text:style-name="P2">CEO (Chief executive officer)<text:tab/> = <text:tab/><text:tab/><text:tab/><text:tab/><text:tab/>Geschäftsführer</text:p>
      <text:p text:style-name="P2"/>
      <text:p text:style-name="P2">look forward to<text:tab/><text:tab/><text:tab/> = <text:tab/><text:tab/><text:tab/><text:tab/><text:tab/>sich daraf freuen</text:p>
      <text:p text:style-name="P2"/>
      <text:p text:style-name="P2">Enterprise<text:tab/><text:tab/><text:tab/><text:tab/> =<text:tab/><text:tab/><text:tab/><text:tab/><text:tab/>Unternehmen</text:p>
      <text:p text:style-name="P2"/>
      <text:p text:style-name="P2">scalable<text:tab/><text:tab/><text:tab/><text:tab/> =<text:tab/><text:tab/><text:tab/><text:tab/><text:tab/>erweiterbar</text:p>
      <text:p text:style-name="P2"/>
      <text:p text:style-name="P2">rely on <text:tab/><text:tab/><text:tab/><text:tab/> =<text:tab/><text:tab/><text:tab/><text:tab/><text:tab/>sich verlassen auf</text:p>
      <text:p text:style-name="P2"/>
      <text:p text:style-name="P2">You can rely on me <text:tab/><text:tab/><text:tab/> =<text:tab/><text:tab/><text:tab/><text:tab/><text:tab/>Du kannst dich auf mich <text:tab/><text:tab/><text:tab/><text:tab/><text:tab/><text:tab/><text:tab/><text:tab/><text:tab/><text:tab/>verlassen.</text:p>
      <text:p text:style-name="P2"/>
      <text:p text:style-name="P2">Satisfying<text:tab/><text:tab/><text:tab/><text:tab/> =<text:tab/><text:tab/><text:tab/><text:tab/><text:tab/>befriedigend </text:p>
      <text:p text:style-name="P2"/>
      <text:p text:style-name="P2">cope with<text:tab/><text:tab/><text:tab/><text:tab/> =<text:tab/><text:tab/><text:tab/><text:tab/><text:tab/>Den Anforderungen <text:tab/><text:tab/><text:tab/><text:tab/><text:tab/><text:tab/><text:tab/><text:tab/><text:tab/><text:tab/><text:tab/>entsprechend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3-22T11:02:42</meta:creation-date>
    <dc:date>2013-03-24T23:10:35</dc:date>
    <dc:creator>root </dc:creator>
    <meta:editing-duration>PT4S</meta:editing-duration>
    <meta:editing-cycles>2</meta:editing-cycles>
    <meta:generator>LibreOffice/4.0.0.2$Linux_x86 LibreOffice_project/408fe71bd18616c467b3dcd7ab6756528ffcae2</meta:generator>
    <meta:document-statistic meta:table-count="0" meta:image-count="0" meta:object-count="0" meta:page-count="2" meta:paragraph-count="26" meta:word-count="173" meta:character-count="1034" meta:non-whitespace-character-count="783"/>
  </office:meta>
</office:document-meta>
</file>